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/>
    <style:font-face style:name="Symbol" svg:font-family="Symbol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2" style:family="paragraph" style:parent-style-name="Standard" style:list-style-name="L1">
      <style:paragraph-properties fo:line-height="100%" fo:text-align="start" style:justify-single-word="false"/>
      <style:text-properties style:use-window-font-color="true" style:font-name="Liberation Serif" fo:font-size="12pt" fo:font-weight="normal" officeooo:rsid="0012a944" officeooo:paragraph-rsid="0012a944" fo:background-color="transparent" style:font-name-asian="Liberation Serif" style:font-name-complex="Liberation Serif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2a944" officeooo:paragraph-rsid="0012a944" fo:background-color="transparent" style:font-name-asian="Liberation Serif" style:font-name-complex="Liberation Serif"/>
    </style:style>
    <style:style style:name="P4" style:family="paragraph" style:parent-style-name="Standard" style:list-style-name="L4">
      <style:paragraph-properties fo:line-height="100%" fo:text-align="start" style:justify-single-word="false"/>
      <style:text-properties style:use-window-font-color="true" style:font-name="Liberation Serif" fo:font-size="12pt" fo:font-weight="normal" officeooo:rsid="0012a944" officeooo:paragraph-rsid="0012a944" fo:background-color="transparent" style:font-name-asian="Liberation Serif" style:font-name-complex="Liberation Serif"/>
    </style:style>
    <style:style style:name="P5" style:family="paragraph" style:parent-style-name="Standard" style:list-style-name="L5">
      <style:paragraph-properties fo:line-height="100%" fo:text-align="start" style:justify-single-word="false"/>
      <style:text-properties style:use-window-font-color="true" style:font-name="Liberation Serif" fo:font-size="12pt" fo:font-weight="normal" officeooo:rsid="0014843c" officeooo:paragraph-rsid="0014843c" fo:background-color="transparent" style:font-name-asian="Liberation Serif" style:font-name-complex="Liberation Serif"/>
    </style:style>
    <style:style style:name="P6" style:family="paragraph" style:parent-style-name="Standard" style:list-style-name="L1">
      <style:paragraph-properties fo:line-height="100%" fo:text-align="start" style:justify-single-word="false"/>
      <style:text-properties style:use-window-font-color="true" style:font-name="Liberation Serif" fo:font-size="12pt" fo:font-weight="normal" officeooo:rsid="0014843c" officeooo:paragraph-rsid="0014843c" fo:background-color="transparent" style:font-name-asian="Liberation Serif" style:font-name-complex="Liberation Serif"/>
    </style:style>
    <style:style style:name="T1" style:family="text">
      <style:text-properties officeooo:rsid="000fbe7b"/>
    </style:style>
    <style:style style:name="T2" style:family="text">
      <style:text-properties officeooo:rsid="0016011c"/>
    </style:style>
    <text:list-style style:name="L1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koll Coding-Team <text:span text:style-name="T2">22.10</text:span>.2018<text:line-break/>--------------------------------<text:line-break/></text:p>
      <text:p text:style-name="P1"><text:span text:style-name="T1">Fertiggestellt</text:span>:</text:p>
      <text:list xml:id="list2169509253" text:style-name="L1">
        <text:list-item>
          <text:p text:style-name="P2">Pseudocode: Belagerung &amp; Hinterhalt</text:p>
        </text:list-item>
        <text:list-item>
          <text:p text:style-name="P6">In Zusammenarbeit mit Scrum Master Überarbeitung des Trello Boards</text:p>
        </text:list-item>
      </text:list>
      <text:p text:style-name="P3">Ausstehend:</text:p>
      <text:list xml:id="list1121603914" text:style-name="L4">
        <text:list-item>
          <text:p text:style-name="P4">Implemetierung der Belagerung und des Hinterhalts</text:p>
        </text:list-item>
        <text:list-item>
          <text:p text:style-name="P4">Fertigstellung des Überfalls im Pseudocode</text:p>
        </text:list-item>
        <text:list-item>
          <text:p text:style-name="P4">Konzeptentwicklung der Reihen Implementierung</text:p>
        </text:list-item>
      </text:list>
      <text:p text:style-name="P3">Behoben:</text:p>
      <text:list xml:id="list3912788885" text:style-name="L5">
        <text:list-item>
          <text:p text:style-name="P5">In Zusammenarbeit mit Scrum Master Überarbeitung des Trello Boards</text:p>
        </text:list-item>
      </text:list>
      <text:p text:style-name="P1"><text:line-break/> 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/>
    <style:font-face style:name="Symbol" svg:font-family="Symbol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2T16:49:13.643000000</dc:date>
    <meta:editing-duration>PT7M43S</meta:editing-duration>
    <meta:editing-cycles>3</meta:editing-cycles>
    <meta:generator>LibreOffice/5.3.7.2$Windows_X86_64 LibreOffice_project/6b8ed514a9f8b44d37a1b96673cbbdd077e24059</meta:generator>
    <meta:document-statistic meta:table-count="0" meta:image-count="0" meta:object-count="0" meta:page-count="1" meta:paragraph-count="11" meta:word-count="50" meta:character-count="414" meta:non-whitespace-character-count="374"/>
  </office:meta>
</office:document-meta>
</file>